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nitial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rat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sure</text:p>
          </table:table-cell>
          <table:table-cell office:value-type="string" calcext:value-type="string">
            <text:p>reject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sum sq.c</text:p>
          </table:table-cell>
          <table:table-cell office:value-type="string" calcext:value-type="string">
            <text:p>sum sq.c/(14*13)</text:p>
          </table:table-cell>
          <table:table-cell/>
        </table:table-row>
        <table:table-row table:style-name="ro1">
          <table:table-cell office:value-type="string" calcext:value-type="string">
            <text:p>identity</text:p>
          </table:table-cell>
          <table:table-cell table:formula="of:=SUM(67+25+60)" office:value-type="float" office:value="152" calcext:value-type="float">
            <text:p>152</text:p>
          </table:table-cell>
          <table:table-cell table:formula="of:=SUM(121+148+100)" office:value-type="float" office:value="369" calcext:value-type="float">
            <text:p>369</text:p>
          </table:table-cell>
          <table:table-cell table:formula="of:=SUM(9+22+35)" office:value-type="float" office:value="66" calcext:value-type="float">
            <text:p>66</text:p>
          </table:table-cell>
          <table:table-cell table:formula="of:=SUM(3+5+5)" office:value-type="float" office:value="13" calcext:value-type="float">
            <text:p>13</text:p>
          </table:table-cell>
          <table:table-cell/>
          <table:table-cell table:formula="of:=SUM([.B4:.E4])" office:value-type="float" office:value="600" calcext:value-type="float">
            <text:p>600</text:p>
          </table:table-cell>
          <table:table-cell table:formula="of:=([.B4]^2-[.B4])*([.C4]^2-[.C4])*([.D4]^2-[.D4])*([.E4]^2-[.E4])" office:value-type="float" office:value="2085818958812160" calcext:value-type="float">
            <text:p>2085818958812160</text:p>
          </table:table-cell>
          <table:table-cell table:formula="of:=[.H4]/(14*13)" office:value-type="float" office:value="11460543729737.1" calcext:value-type="float">
            <text:p>11460543729737.1</text:p>
          </table:table-cell>
          <table:table-cell/>
        </table:table-row>
        <table:table-row table:style-name="ro1">
          <table:table-cell office:value-type="string" calcext:value-type="string">
            <text:p>insult</text:p>
          </table:table-cell>
          <table:table-cell table:formula="of:=SUM(67+39+107)" office:value-type="float" office:value="213" calcext:value-type="float">
            <text:p>213</text:p>
          </table:table-cell>
          <table:table-cell table:formula="of:=SUM(122+147+65)" office:value-type="float" office:value="334" calcext:value-type="float">
            <text:p>334</text:p>
          </table:table-cell>
          <table:table-cell table:formula="of:=SUM(8+11+25)" office:value-type="float" office:value="44" calcext:value-type="float">
            <text:p>44</text:p>
          </table:table-cell>
          <table:table-cell table:formula="of:=SUM(3+3+3)" office:value-type="float" office:value="9" calcext:value-type="float">
            <text:p>9</text:p>
          </table:table-cell>
          <table:table-cell/>
          <table:table-cell table:formula="of:=SUM([.B5:.E5])" office:value-type="float" office:value="600" calcext:value-type="float">
            <text:p>600</text:p>
          </table:table-cell>
          <table:table-cell table:formula="of:=([.B5]^2-[.B5])*([.C5]^2-[.C5])*([.D5]^2-[.D5])*([.E5]^2-[.E5])" office:value-type="float" office:value="684163330253568" calcext:value-type="float">
            <text:p>684163330253568</text:p>
          </table:table-cell>
          <table:table-cell table:formula="of:=[.H5]/(14*13)" office:value-type="float" office:value="3759139177217.41" calcext:value-type="float">
            <text:p>3759139177217.41</text:p>
          </table:table-cell>
          <table:table-cell/>
        </table:table-row>
        <table:table-row table:style-name="ro1">
          <table:table-cell office:value-type="string" calcext:value-type="string">
            <text:p>obscene</text:p>
          </table:table-cell>
          <table:table-cell table:formula="of:=SUM(57+46+35)" office:value-type="float" office:value="138" calcext:value-type="float">
            <text:p>138</text:p>
          </table:table-cell>
          <table:table-cell table:formula="of:=SUM(35+51+60)" office:value-type="float" office:value="146" calcext:value-type="float">
            <text:p>146</text:p>
          </table:table-cell>
          <table:table-cell table:formula="of:=SUM(6+1+2)" office:value-type="float" office:value="9" calcext:value-type="float">
            <text:p>9</text:p>
          </table:table-cell>
          <table:table-cell table:formula="of:=SUM(2+2+3)" office:value-type="float" office:value="7" calcext:value-type="float">
            <text:p>7</text:p>
          </table:table-cell>
          <table:table-cell/>
          <table:table-cell table:formula="of:=SUM([.B6:.E6])" office:value-type="float" office:value="300" calcext:value-type="float">
            <text:p>300</text:p>
          </table:table-cell>
          <table:table-cell table:formula="of:=([.B6]^2-[.B6])*([.C6]^2-[.C6])*([.D6]^2-[.D6])*([.E6]^2-[.E6])" office:value-type="float" office:value="1210325820480" calcext:value-type="float">
            <text:p>1210325820480</text:p>
          </table:table-cell>
          <table:table-cell table:formula="of:=[.H6]/(14*13)" office:value-type="float" office:value="6650141870.76923" calcext:value-type="float">
            <text:p>6650141870.76923</text:p>
          </table:table-cell>
          <table:table-cell/>
        </table:table-row>
        <table:table-row table:style-name="ro1">
          <table:table-cell office:value-type="string" calcext:value-type="string">
            <text:p>severe</text:p>
          </table:table-cell>
          <table:table-cell table:formula="of:=SUM(71+13+22)" office:value-type="float" office:value="106" calcext:value-type="float">
            <text:p>106</text:p>
          </table:table-cell>
          <table:table-cell table:formula="of:=SUM(164+126+168)" office:value-type="float" office:value="458" calcext:value-type="float">
            <text:p>458</text:p>
          </table:table-cell>
          <table:table-cell table:formula="of:=SUM(13+2+18)" office:value-type="float" office:value="33" calcext:value-type="float">
            <text:p>33</text:p>
          </table:table-cell>
          <table:table-cell table:formula="of:=SUM(1+1+1)" office:value-type="float" office:value="3" calcext:value-type="float">
            <text:p>3</text:p>
          </table:table-cell>
          <table:table-cell/>
          <table:table-cell table:formula="of:=SUM([.B7:.E7])" office:value-type="float" office:value="600" calcext:value-type="float">
            <text:p>600</text:p>
          </table:table-cell>
          <table:table-cell table:formula="of:=([.B7]^2-[.B7])*([.C7]^2-[.C7])*([.D7]^2-[.D7])*([.E7]^2-[.E7])" office:value-type="float" office:value="14760192142080" calcext:value-type="float">
            <text:p>14760192142080</text:p>
          </table:table-cell>
          <table:table-cell table:formula="of:=[.H7]/(14*13)" office:value-type="float" office:value="81099956824.6154" calcext:value-type="float">
            <text:p>81099956824.6154</text:p>
          </table:table-cell>
          <table:table-cell/>
        </table:table-row>
        <table:table-row table:style-name="ro1">
          <table:table-cell office:value-type="string" calcext:value-type="string">
            <text:p>threat</text:p>
          </table:table-cell>
          <table:table-cell table:formula="of:=SUM(15+36+16)" office:value-type="float" office:value="67" calcext:value-type="float">
            <text:p>67</text:p>
          </table:table-cell>
          <table:table-cell table:formula="of:=SUM(177+160+169)" office:value-type="float" office:value="506" calcext:value-type="float">
            <text:p>506</text:p>
          </table:table-cell>
          <table:table-cell table:formula="of:=SUM(5+0+13)" office:value-type="float" office:value="18" calcext:value-type="float">
            <text:p>18</text:p>
          </table:table-cell>
          <table:table-cell table:formula="of:=SUM(3+4+2)" office:value-type="float" office:value="9" calcext:value-type="float">
            <text:p>9</text:p>
          </table:table-cell>
          <table:table-cell/>
          <table:table-cell table:formula="of:=SUM([.B8:.E8])" office:value-type="float" office:value="600" calcext:value-type="float">
            <text:p>600</text:p>
          </table:table-cell>
          <table:table-cell table:formula="of:=([.B8]^2-[.B8])*([.C8]^2-[.C8])*([.D8]^2-[.D8])*([.E8]^2-[.E8])" office:value-type="float" office:value="24895139037120" calcext:value-type="float">
            <text:p>24895139037120</text:p>
          </table:table-cell>
          <table:table-cell table:formula="of:=[.H8]/(14*13)" office:value-type="float" office:value="136786478225.934" calcext:value-type="float">
            <text:p>136786478225.934</text:p>
          </table:table-cell>
          <table:table-cell/>
        </table:table-row>
        <table:table-row table:style-name="ro1">
          <table:table-cell office:value-type="string" calcext:value-type="string">
            <text:p>toxicity</text:p>
          </table:table-cell>
          <table:table-cell table:formula="of:=SUM(75+92+88)" office:value-type="float" office:value="255" calcext:value-type="float">
            <text:p>255</text:p>
          </table:table-cell>
          <table:table-cell table:formula="of:=SUM(113+92+82)" office:value-type="float" office:value="287" calcext:value-type="float">
            <text:p>287</text:p>
          </table:table-cell>
          <table:table-cell table:formula="of:=SUM(9+13+27)" office:value-type="float" office:value="49" calcext:value-type="float">
            <text:p>49</text:p>
          </table:table-cell>
          <table:table-cell table:formula="of:=SUM(3+3+3)" office:value-type="float" office:value="9" calcext:value-type="float">
            <text:p>9</text:p>
          </table:table-cell>
          <table:table-cell/>
          <table:table-cell table:formula="of:=SUM([.B9:.E9])" office:value-type="float" office:value="600" calcext:value-type="float">
            <text:p>600</text:p>
          </table:table-cell>
          <table:table-cell table:formula="of:=([.B9]^2-[.B9])*([.C9]^2-[.C9])*([.D9]^2-[.D9])*([.E9]^2-[.E9])" office:value-type="float" office:value="900309101852160" calcext:value-type="float">
            <text:p>900309101852160</text:p>
          </table:table-cell>
          <table:table-cell table:formula="of:=[.H9]/(14*13)" office:value-type="float" office:value="4946753306880" calcext:value-type="float">
            <text:p>494675330688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4:.B9])" office:value-type="float" office:value="931" calcext:value-type="float">
            <text:p>931</text:p>
          </table:table-cell>
          <table:table-cell table:formula="of:=SUM([.C4:.C9])" office:value-type="float" office:value="2100" calcext:value-type="float">
            <text:p>2100</text:p>
          </table:table-cell>
          <table:table-cell table:formula="of:=SUM([.D4:.D9])" office:value-type="float" office:value="219" calcext:value-type="float">
            <text:p>219</text:p>
          </table:table-cell>
          <table:table-cell table:formula="of:=SUM([.E4:.E9])" office:value-type="float" office:value="50" calcext:value-type="float">
            <text:p>50</text:p>
          </table:table-cell>
          <table:table-cell table:number-columns-repeated="3"/>
          <table:table-cell table:formula="of:=SUM([.I4:.I9])" office:value-type="float" office:value="20390972790755.9" calcext:value-type="float">
            <text:p>20390972790755.9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Sum/140</text:p>
          </table:table-cell>
          <table:table-cell table:formula="of:=([.B11]/140)" office:value-type="float" office:value="6.65" calcext:value-type="float">
            <text:p>6.65</text:p>
          </table:table-cell>
          <table:table-cell table:formula="of:=([.C11]/140)" office:value-type="float" office:value="15" calcext:value-type="float">
            <text:p>15</text:p>
          </table:table-cell>
          <table:table-cell table:formula="of:=([.D11]/140)" office:value-type="float" office:value="1.56428571428571" calcext:value-type="float">
            <text:p>1.56428571428571</text:p>
          </table:table-cell>
          <table:table-cell table:formula="of:=([.E11]/140)" office:value-type="float" office:value="0.357142857142857" calcext:value-type="float">
            <text:p>0.357142857142857</text:p>
          </table:table-cell>
          <table:table-cell table:number-columns-repeated="3"/>
          <table:table-cell table:formula="of:=SUM([.I4:.I9])/10" office:value-type="float" office:value="2039097279075.59" calcext:value-type="float">
            <text:p>2039097279075.59</text:p>
          </table:table-cell>
          <table:table-cell office:value-type="string" calcext:value-type="string">
            <text:p>Sum/10</text:p>
          </table:table-cell>
        </table:table-row>
        <table:table-row table:style-name="ro1">
          <table:table-cell office:value-type="string" calcext:value-type="string">
            <text:p>(Sum/140)²</text:p>
          </table:table-cell>
          <table:table-cell table:formula="of:=([.B11]/140)^2" office:value-type="float" office:value="44.2225" calcext:value-type="float">
            <text:p>44.2225</text:p>
          </table:table-cell>
          <table:table-cell table:formula="of:=([.C11]/140)^2" office:value-type="float" office:value="225" calcext:value-type="float">
            <text:p>225</text:p>
          </table:table-cell>
          <table:table-cell table:formula="of:=([.D11]/140)^2" office:value-type="float" office:value="2.44698979591837" calcext:value-type="float">
            <text:p>2.44698979591837</text:p>
          </table:table-cell>
          <table:table-cell table:formula="of:=([.E11]/140)^2" office:value-type="float" office:value="0.127551020408163" calcext:value-type="float">
            <text:p>0.127551020408163</text:p>
          </table:table-cell>
          <table:table-cell table:formula="of:=SUM([.B13:.E13])" office:value-type="float" office:value="271.797040816327" calcext:value-type="float">
            <text:p>271.79704081632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leiss’ K</text:p>
          </table:table-cell>
          <table:table-cell table:formula="of:=([.I12]-[.F13])/(1-[.F13])" office:value-type="float" office:value="-7529983609.33659" calcext:value-type="float">
            <text:p>-7529983609.33659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fter discussion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rat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sure</text:p>
          </table:table-cell>
          <table:table-cell office:value-type="string" calcext:value-type="string">
            <text:p>rej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entity</text:p>
          </table:table-cell>
          <table:table-cell table:formula="of:=SUM(98+117+106)" office:value-type="float" office:value="321" calcext:value-type="float">
            <text:p>321</text:p>
          </table:table-cell>
          <table:table-cell table:formula="of:=SUM(196+161+145)" office:value-type="float" office:value="502" calcext:value-type="float">
            <text:p>502</text:p>
          </table:table-cell>
          <table:table-cell table:formula="of:=SUM(5+21+47)" office:value-type="float" office:value="73" calcext:value-type="float">
            <text:p>73</text:p>
          </table:table-cell>
          <table:table-cell table:formula="of:=SUM(1+1+2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bsce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ve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re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xicity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verall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rat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sure</text:p>
          </table:table-cell>
          <table:table-cell office:value-type="string" calcext:value-type="string">
            <text:p>rej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entity</text:p>
          </table:table-cell>
          <table:table-cell table:formula="of:=SUM(165+142+166)" office:value-type="float" office:value="473" calcext:value-type="float">
            <text:p>473</text:p>
          </table:table-cell>
          <table:table-cell table:formula="of:=SUM(317+309+245)" office:value-type="float" office:value="871" calcext:value-type="float">
            <text:p>871</text:p>
          </table:table-cell>
          <table:table-cell table:formula="of:=SUM(14+43+82)" office:value-type="float" office:value="139" calcext:value-type="float">
            <text:p>139</text:p>
          </table:table-cell>
          <table:table-cell table:formula="of:=SUM(4+6+7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bsce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ve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re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xicity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5:36:39.211043466</meta:creation-date>
    <dc:date>2023-04-11T13:29:15.875921144</dc:date>
    <meta:editing-duration>PT1H8M53S</meta:editing-duration>
    <meta:editing-cycles>12</meta:editing-cycles>
    <meta:generator>LibreOffice/7.3.7.2$Linux_X86_64 LibreOffice_project/30$Build-2</meta:generator>
    <meta:document-statistic meta:table-count="1" meta:cell-count="115" meta:object-count="0"/>
  </office:meta>
</office:document-meta>
</file>